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edf8" officeooo:paragraph-rsid="0018edf8" style:font-weight-asian="bold" style:font-weight-complex="bold"/>
    </style:style>
    <style:style style:name="P2" style:family="paragraph" style:parent-style-name="Standard">
      <style:text-properties fo:font-weight="normal" officeooo:rsid="0018edf8" officeooo:paragraph-rsid="0018edf8" style:font-weight-asian="normal" style:font-weight-complex="normal"/>
    </style:style>
    <style:style style:name="P3" style:family="paragraph" style:parent-style-name="Standard">
      <style:text-properties fo:font-weight="normal" officeooo:rsid="0018edf8" officeooo:paragraph-rsid="0019cd3a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8edf8" officeooo:paragraph-rsid="0019cd3a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8edf8" officeooo:paragraph-rsid="001cb181" style:font-weight-asian="normal" style:font-weight-complex="normal"/>
    </style:style>
    <style:style style:name="P6" style:family="paragraph" style:parent-style-name="Standard">
      <style:text-properties fo:font-weight="normal" officeooo:rsid="0018edf8" officeooo:paragraph-rsid="001c5ef8" style:font-weight-asian="normal" style:font-weight-complex="normal"/>
    </style:style>
    <style:style style:name="P7" style:family="paragraph" style:parent-style-name="Standard">
      <style:text-properties fo:font-weight="normal" officeooo:rsid="0018edf8" officeooo:paragraph-rsid="001cb181" style:font-weight-asian="normal" style:font-weight-complex="normal"/>
    </style:style>
    <style:style style:name="P8" style:family="paragraph" style:parent-style-name="Standard">
      <style:text-properties fo:font-weight="normal" officeooo:rsid="0018edf8" officeooo:paragraph-rsid="001e6802" style:font-weight-asian="normal" style:font-weight-complex="normal"/>
    </style:style>
    <style:style style:name="P9" style:family="paragraph" style:parent-style-name="Standard">
      <style:text-properties fo:font-weight="normal" officeooo:rsid="0018edf8" officeooo:paragraph-rsid="001ff7e5" style:font-weight-asian="normal" style:font-weight-complex="normal"/>
    </style:style>
    <style:style style:name="P10" style:family="paragraph" style:parent-style-name="Standard">
      <style:text-properties fo:font-weight="normal" officeooo:rsid="0018edf8" officeooo:paragraph-rsid="002082d6" style:font-weight-asian="normal" style:font-weight-complex="normal"/>
    </style:style>
    <style:style style:name="P11" style:family="paragraph" style:parent-style-name="Standard">
      <style:text-properties fo:font-weight="normal" officeooo:rsid="001c5ef8" officeooo:paragraph-rsid="001c5ef8" style:font-weight-asian="normal" style:font-weight-complex="normal"/>
    </style:style>
    <style:style style:name="P12" style:family="paragraph" style:parent-style-name="Standard">
      <style:text-properties fo:font-weight="normal" officeooo:rsid="001c5ef8" officeooo:paragraph-rsid="001cb181" style:font-weight-asian="normal" style:font-weight-complex="normal"/>
    </style:style>
    <style:style style:name="P13" style:family="paragraph" style:parent-style-name="Standard">
      <style:text-properties fo:font-weight="normal" officeooo:rsid="001c5ef8" officeooo:paragraph-rsid="0020850c" style:font-weight-asian="normal" style:font-weight-complex="normal"/>
    </style:style>
    <style:style style:name="P14" style:family="paragraph" style:parent-style-name="Standard">
      <style:text-properties fo:font-weight="normal" officeooo:rsid="0018edf8" officeooo:paragraph-rsid="0018edf8" fo:background-color="transparent" style:font-weight-asian="normal" style:font-weight-complex="normal"/>
    </style:style>
    <style:style style:name="P15" style:family="paragraph" style:parent-style-name="Standard">
      <style:text-properties fo:font-weight="bold" officeooo:rsid="001cb181" officeooo:paragraph-rsid="001cb181" style:font-weight-asian="bold" style:font-weight-complex="bold"/>
    </style:style>
    <style:style style:name="P16" style:family="paragraph" style:parent-style-name="Standard">
      <style:text-properties fo:font-weight="bold" officeooo:rsid="00216fff" officeooo:paragraph-rsid="00216fff" style:font-weight-asian="bold" style:font-weight-complex="bold"/>
    </style:style>
    <style:style style:name="P17" style:family="paragraph" style:parent-style-name="Standard">
      <style:text-properties fo:font-weight="bold" officeooo:rsid="0021b67f" officeooo:paragraph-rsid="0021b67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bc8ba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c5ef8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8edf8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cb181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 fo:background-color="#ffffff"/>
    </style:style>
    <style:style style:name="T8" style:family="text">
      <style:text-properties style:text-underline-style="solid" style:text-underline-width="auto" style:text-underline-color="font-color" fo:font-weight="bold" officeooo:rsid="001e6802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216fff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21b67f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fo:background-color="#ffff00" loext:char-shading-value="0"/>
    </style:style>
    <style:style style:name="T15" style:family="text">
      <style:text-properties fo:background-color="#ffff00" loext:char-shading-value="0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bold" officeooo:rsid="001c5ef8" style:font-weight-asian="bold" style:font-weight-complex="bold"/>
    </style:style>
    <style:style style:name="T18" style:family="text">
      <style:text-properties style:text-underline-style="none" fo:font-weight="bold" officeooo:rsid="001cb181" style:font-weight-asian="bold" style:font-weight-complex="bold"/>
    </style:style>
    <style:style style:name="T19" style:family="text">
      <style:text-properties style:text-underline-style="none" fo:font-weight="bold" officeooo:rsid="001e6802" style:font-weight-asian="bold" style:font-weight-complex="bold"/>
    </style:style>
    <style:style style:name="T20" style:family="text">
      <style:text-properties style:text-underline-style="none" fo:font-weight="bold" officeooo:rsid="001bc8ba" style:font-weight-asian="bold" style:font-weight-complex="bold"/>
    </style:style>
    <style:style style:name="T21" style:family="text">
      <style:text-properties style:text-underline-style="none" fo:font-weight="bold" officeooo:rsid="0018edf8" style:font-weight-asian="bold" style:font-weight-complex="bold"/>
    </style:style>
    <style:style style:name="T22" style:family="text">
      <style:text-properties style:text-underline-style="none" fo:font-weight="bold" officeooo:rsid="00216fff" style:font-weight-asian="bold" style:font-weight-complex="bold"/>
    </style:style>
    <style:style style:name="T23" style:family="text">
      <style:text-properties style:text-underline-style="none" fo:font-weight="bold" officeooo:rsid="0021b67f" style:font-weight-asian="bold" style:font-weight-complex="bold"/>
    </style:style>
    <style:style style:name="T24" style:family="text">
      <style:text-properties style:text-underline-style="none" officeooo:rsid="001bc8ba"/>
    </style:style>
    <style:style style:name="T25" style:family="text">
      <style:text-properties style:text-underline-style="none" officeooo:rsid="001c5ef8"/>
    </style:style>
    <style:style style:name="T26" style:family="text">
      <style:text-properties style:text-underline-style="none" officeooo:rsid="0018edf8"/>
    </style:style>
    <style:style style:name="T27" style:family="text">
      <style:text-properties style:text-underline-style="none" officeooo:rsid="001cb181"/>
    </style:style>
    <style:style style:name="T28" style:family="text">
      <style:text-properties style:text-underline-style="none" officeooo:rsid="001e6802"/>
    </style:style>
    <style:style style:name="T29" style:family="text">
      <style:text-properties officeooo:rsid="0019cd3a"/>
    </style:style>
    <style:style style:name="T30" style:family="text">
      <style:text-properties fo:background-color="#ffff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FN</text:p>
      <text:p text:style-name="P14"><text:span text:style-name="T2">codArbitro</text:span>, nombreArbitro, codTipoArbitro, descripcionTipoArbitro, codTipoParada, descripcionParada, <text:span text:style-name="T2">codParada</text:span>, minutoParada, codEquipo, nombreEquipo, <text:span text:style-name="T2">codJugador</text:span>, nombreJugador, totalParadas, codPuesto, descripcionPuesto, <text:span text:style-name="T2">codPartido</text:span>, fechaPartido, goles1, goles2, comentariosArbitro, codEquipo1, codEquipo2, <text:span text:style-name="T2">minutoGol</text:span>, descripcionGol</text:p>
      <text:p text:style-name="P2"/>
      <text:p text:style-name="P1">2FN</text:p>
      <text:p text:style-name="P2"><text:span text:style-name="T18">A: </text:span><text:span text:style-name="T2">codArbitro</text:span>, nombreArbitro</text:p>
      <text:p text:style-name="P2"/>
      <text:p text:style-name="P3"><text:span text:style-name="T2">codParada</text:span><text:span text:style-name="T16">, <text:s/>codTipoParada, descripcionParada, minutoParada, </text:span><text:span text:style-name="T25">totalParadas, </text:span><text:span text:style-name="T28">codJugador</text:span></text:p>
      <text:p text:style-name="P4"/>
      <text:p text:style-name="P6"><text:span text:style-name="T3">codJugador</text:span><text:span text:style-name="T16">, </text:span><text:span text:style-name="T24">codEquipo, nombreEquipo, nombreJugador</text:span></text:p>
      <text:p text:style-name="P6"><text:span text:style-name="T24"/></text:p>
      <text:p text:style-name="P6"><text:span text:style-name="T4">codPartido</text:span><text:span text:style-name="T25">, </text:span><text:span text:style-name="T4">codJugador</text:span><text:span text:style-name="T25">, codPuesto, </text:span><text:span text:style-name="T16">descripcionPuesto</text:span></text:p>
      <text:p text:style-name="P6"><text:span text:style-name="T16"/></text:p>
      <text:p text:style-name="P11"><text:span text:style-name="T2">codPartido</text:span><text:span text:style-name="T16">, </text:span><text:span text:style-name="T2">codArbitro</text:span><text:span text:style-name="T16">, </text:span><text:span text:style-name="T26">codTipoArbitro, descripcionTipoArbitro</text:span></text:p>
      <text:p text:style-name="P11"><text:span text:style-name="T2"/></text:p>
      <text:p text:style-name="P12"><text:span text:style-name="T22">B: </text:span><text:span text:style-name="T6">codPartido</text:span><text:span text:style-name="T27">, fechaPartido, goles1, goles2, comentariosArbitro, codEquipo1, codEquipo2</text:span></text:p>
      <text:p text:style-name="P12"><text:span text:style-name="T27"/></text:p>
      <text:p text:style-name="P12"><text:span text:style-name="T23">C: </text:span><text:span text:style-name="T6">codPartido</text:span><text:span text:style-name="T27">, </text:span><text:span text:style-name="T6">codJugador</text:span><text:span text:style-name="T27">, </text:span><text:span text:style-name="T6">minutoGol</text:span><text:span text:style-name="T27">, </text:span><text:span text:style-name="T26">descripcionGol</text:span></text:p>
      <text:p text:style-name="P12"><text:span text:style-name="T26"/></text:p>
      <text:p text:style-name="P15"><text:span text:style-name="T26">3</text:span><text:span text:style-name="T16">FN</text:span></text:p>
      <text:p text:style-name="P15">A</text:p>
      <text:p text:style-name="P7"/>
      <text:p text:style-name="P9"><text:span text:style-name="T2">codParada</text:span><text:span text:style-name="T16">, minutoParada, </text:span><text:span text:style-name="T28">codJugador, </text:span><text:span text:style-name="T16">codTipoParada</text:span></text:p>
      <text:p text:style-name="P9"><text:span text:style-name="T16"/></text:p>
      <text:p text:style-name="P9"><text:span text:style-name="T8">codJugador</text:span><text:span text:style-name="T28">, </text:span><text:span text:style-name="T25">totalParadas</text:span></text:p>
      <text:p text:style-name="P7"><text:span text:style-name="T25"/></text:p>
      <text:p text:style-name="P8"><text:span text:style-name="T4">codTipoParada</text:span><text:span text:style-name="T25">, descripcionParada</text:span></text:p>
      <text:p text:style-name="P5"/>
      <text:p text:style-name="P7"><text:span text:style-name="T3">codJugador</text:span><text:span text:style-name="T16">, </text:span><text:span text:style-name="T24">codEquipo, nombreJugador</text:span></text:p>
      <text:p text:style-name="P7"><text:span text:style-name="T24"/></text:p>
      <text:p text:style-name="P10"><text:span text:style-name="T3">codEquipo</text:span><text:span text:style-name="T24">, nombreEquipo</text:span></text:p>
      <text:p text:style-name="P7"><text:span text:style-name="T24"/></text:p>
      <text:p text:style-name="P7"><text:span text:style-name="T4">codPartido</text:span><text:span text:style-name="T25">, </text:span><text:span text:style-name="T4">codJugador</text:span><text:span text:style-name="T25">, codPuesto</text:span></text:p>
      <text:p text:style-name="P7"><text:span text:style-name="T16"/></text:p>
      <text:p text:style-name="P10"><text:span text:style-name="T4">codPuesto</text:span><text:span text:style-name="T25">, </text:span><text:span text:style-name="T16">descripcionPuesto</text:span></text:p>
      <text:p text:style-name="P7"><text:span text:style-name="T16"/></text:p>
      <text:p text:style-name="P12"><text:span text:style-name="T2">codPartido</text:span><text:span text:style-name="T16">, </text:span><text:span text:style-name="T2">codArbitro</text:span><text:span text:style-name="T16">, </text:span><text:span text:style-name="T26">codTipoArbitro</text:span></text:p>
      <text:p text:style-name="P12"><text:span text:style-name="T26"/></text:p>
      <text:p text:style-name="P13"><text:span text:style-name="T5">codTipoArbitro</text:span><text:span text:style-name="T26">, descripcionTipoArbitro</text:span></text:p>
      <text:p text:style-name="P12"><text:span text:style-name="T2"/></text:p>
      <text:p text:style-name="P16"><text:span text:style-name="T27">B</text:span></text:p>
      <text:p text:style-name="P12"><text:span text:style-name="T27"/></text:p>
      <text:p text:style-name="P17"><text:span text:style-name="T26">C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08:02:09.400000000</meta:creation-date>
    <dc:date>2020-02-17T11:40:28.928000000</dc:date>
    <meta:editing-duration>PT31M53S</meta:editing-duration>
    <meta:editing-cycles>10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23" meta:word-count="87" meta:character-count="1062" meta:non-whitespace-character-count="997"/>
  </office:meta>
</office:document-meta>
</file>